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1in"/>
          <style:tab-stop style:position="0.7868in"/>
          <style:tab-stop style:position="1.1806in"/>
          <style:tab-stop style:position="1.5743in"/>
          <style:tab-stop style:position="1.9681in"/>
          <style:tab-stop style:position="2.3618in"/>
          <style:tab-stop style:position="2.7556in"/>
          <style:tab-stop style:position="3.1493in"/>
          <style:tab-stop style:position="3.5431in"/>
          <style:tab-stop style:position="3.9368in"/>
          <style:tab-stop style:position="4.3306in"/>
          <style:tab-stop style:position="4.7243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Board Game Review predictor:</text:p>
      <text:p text:style-name="P1"/>
      <text:p text:style-name="P1">This Project Compares and contrasts the regressor models:</text:p>
      <text:p text:style-name="P1">Linear Regressor and Random Forest Regressor Models</text:p>
      <text:p text:style-name="P1"/>
      <text:p text:style-name="P1">Data is obtained from github: Sean Beck repo </text:p>
      <text:p text:style-name="P1">Scrappers/BoardGameGeek</text:p>
      <text:p text:style-name="P1">Have 81000 board games information</text:p>
      <text:p text:style-name="P1">boardGamesGeek/Games.csv</text:p>
      <text:p text:style-name="P1"/>
      <text:p text:style-name="P1">Command to install git using anaconda</text:p>
      <text:p text:style-name="P1">$&gt; Conda install -c anaconda git</text:p>
      <text:p text:style-name="P1"/>
      <text:p text:style-name="P1"/>
      <text:p text:style-name="P1">1. Import the libraries like sys, pandas, matplotlib, seaborn, sklearn</text:p>
      <text:p text:style-name="P1"/>
      <text:p text:style-name="P1">2. Load the dataset using pandas.read_csv(name of file)</text:p>
      <text:p text:style-name="P1"/>
      <text:p text:style-name="P1">3. Print the names of the columns in games.</text:p>
      <text:p text:style-name="P1">print(games.columns)</text:p>
      <text:p text:style-name="P1">print(games.shape). — no. Of rows , no. Of columns</text:p>
      <text:p text:style-name="P1"/>
      <text:p text:style-name="P1">Explore the Data using below:</text:p>
      <text:p text:style-name="P1"/>
      <text:p text:style-name="P1">4. Make a histogram of all the ratings in the average_rating column</text:p>
      <text:p text:style-name="P1">plt.hist(games[“average_rating”])</text:p>
      <text:p text:style-name="P1">plt.show()</text:p>
      <text:p text:style-name="P1">—shows we have a lot of zeros</text:p>
      <text:p text:style-name="P1"/>
      <text:p text:style-name="P1">5. Print the first row of all the games with zero scores</text:p>
      <text:p text:style-name="P1">print(games[games[“average_rating”]==0].iloc[0])</text:p>
      <text:p text:style-name="P1"/>
      <text:p text:style-name="P1">6. Print the first row of games with scores greater than 0</text:p>
      <text:p text:style-name="P1">print([games[games[“average_rating”]&gt;0].iloc[0])</text:p>
      <text:p text:style-name="P1"/>
      <text:p text:style-name="P1">7. Remove any rows without any user reviews</text:p>
      <text:p text:style-name="P1">games= games[games[“user_rated”]&gt;0]</text:p>
      <text:p text:style-name="P1"/>
      <text:p text:style-name="P1">8. Remove any rows with missing values</text:p>
      <text:p text:style-name="P1">games = games.dropna(axis=0)</text:p>
      <text:p text:style-name="P1"/>
      <text:p text:style-name="P1">9. Make a histogram of all the average ratings</text:p>
      <text:p text:style-name="P1">plt.hist(games[“average_rating”])</text:p>
      <text:p text:style-name="P1">plt.show()</text:p>
      <text:p text:style-name="P1"/>
      <text:p text:style-name="P1">10. ID column does not tell any useful information about the games since it is assigned arbitrarily, but it may lead to over fitting. Lets show some correlation between some columns using correlation matrix</text:p>
      <text:p text:style-name="P1"/>
      <text:p text:style-name="P1">cormat= games.corr()</text:p>
      <text:p text:style-name="P1">Fig = plt.Figure(figsize= (12,9))</text:p>
      <text:p text:style-name="P1"/>
      <text:p text:style-name="P1">Seaborn.heatmap(format, max =8, square = True)</text:p>
      <text:p text:style-name="P1">plt.show()</text:p>
      <text:p text:style-name="P1"/>
      <text:p text:style-name="P1">—it shows correlation between different parameters <text:s/>, ID is highly correlated with average_rating, min_age is highly correlated with user_rated, and we would remove columns after analysis, <text:s/>it will impact the results of our machine learning algorithm.</text:p>
      <text:p text:style-name="P1"/>
      <text:p text:style-name="P1">Dataset Preprocessing:</text:p>
      <text:p text:style-name="P1"/>
      <text:p text:style-name="P1">11. Get all the columns from the data frame </text:p>
      <text:p text:style-name="P1">columns= games.columns.tolist()</text:p>
      <text:p text:style-name="P1"/>
      <text:p text:style-name="P1">12. Filter the columns to remove data we do not want </text:p>
      <text:p text:style-name="P1">Columns = [c for c in columns if c not in {“bayes_average_rating”, “average_rating”, “type”, “name”, “id”}]</text:p>
      <text:p text:style-name="P1"/>
      <text:p text:style-name="P1">13. Store the variable we’ll be predicting on</text:p>
      <text:p text:style-name="P1">Target = “average_rating”</text:p>
      <text:p text:style-name="P1"/>
      <text:p text:style-name="P1">14. Split the dataset and generate training and test datasets</text:p>
      <text:p text:style-name="P1">From sklearn.cross_validation import train_test_split</text:p>
      <text:p text:style-name="P1"/>
      <text:p text:style-name="P1">15. Generate the training set</text:p>
      <text:p text:style-name="P1">Trains = games.sample(frac=0.8, random_state=1)</text:p>
      <text:p text:style-name="P1"><text:s/></text:p>
      <text:p text:style-name="P1">16. Select anything not in the training set and put it in test set</text:p>
      <text:p text:style-name="P1">Test = games.loc[~games.index.isin(train.index)]</text:p>
      <text:p text:style-name="P1"/>
      <text:p text:style-name="P1">17. Print the shape of both of these — showing no. Of games in training and testing set</text:p>
      <text:p text:style-name="P1">Print (train.shape). <text:s/>— 45000, 20</text:p>
      <text:p text:style-name="P1">print(test.shape). <text:s text:c="4"/>— 11000, 20</text:p>
      <text:p text:style-name="P1"/>
      <text:p text:style-name="P1"/>
      <text:p text:style-name="P1">Using Linear Regression Model and Random Forest Regression Model and compare and contrast the results</text:p>
      <text:p text:style-name="P1">Linear model - -</text:p>
      <text:p text:style-name="P1">From sklearn.linear_model import LinearRegression</text:p>
      <text:p text:style-name="P1">From sklearn.metrics import mean_squared_error</text:p>
      <text:p text:style-name="P1"/>
      <text:p text:style-name="P1">Initialise model class</text:p>
      <text:p text:style-name="P1">LR= LinearRegression()</text:p>
      <text:p text:style-name="P1"/>
      <text:p text:style-name="P1">Fit the model the training data</text:p>
      <text:p text:style-name="P1">LR.fit(train[columns], train[target])</text:p>
      <text:p text:style-name="P1"/>
      <text:p text:style-name="P1">#Now generate the predictions and classifying the predictions for the test set</text:p>
      <text:p text:style-name="P1">Predictions = LR.predict(test[columns])</text:p>
      <text:p text:style-name="P1"/>
      <text:p text:style-name="P1">#compute error between test predictions and actual values</text:p>
      <text:p text:style-name="P1">mean_squared_error(predictions, test[target]) <text:s text:c="2"/>—- 2.078019…</text:p>
      <text:p text:style-name="P1"/>
      <text:p text:style-name="P1">Using a non linear regressor model <text:s/>: random forest model</text:p>
      <text:p text:style-name="P1">From sklearn.ensemble import RandomForestRegressor</text:p>
      <text:p text:style-name="P1"/>
      <text:p text:style-name="P1">#Initialize the model</text:p>
      <text:p text:style-name="P1">RFR= RandomForestRegressor(n_estimator =100, min_sample_leaf=10, random_state =1)</text:p>
      <text:p text:style-name="P1"/>
      <text:p text:style-name="P1">Fit to the data</text:p>
      <text:p text:style-name="P1">RFR.fit(train[columns], train[target])</text:p>
      <text:p text:style-name="P1"/>
      <text:p text:style-name="P1">#make predictions</text:p>
      <text:p text:style-name="P1">Predictions = RFR.predict(test[columns])</text:p>
      <text:p text:style-name="P1"/>
      <text:p text:style-name="P1">#compute the error between our test predictions and actual values</text:p>
      <text:p text:style-name="P1">mean_square_error(predictions, test[target])<text:tab/><text:tab/>— 1.44587..</text:p>
      <text:p text:style-name="P1"/>
      <text:p text:style-name="P1">A non linear model is more accurate , can achieve better results than a linear regressor</text:p>
      <text:p text:style-name="P1"/>
      <text:p text:style-name="P1">test[columns].iloc[0] <text:s text:c="2"/>//we use position based indexing on pandas data fram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